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rsid="0004af80" officeooo:paragraph-rsid="0004af80"/>
    </style:style>
    <style:style style:name="P3" style:family="paragraph" style:parent-style-name="Standard">
      <style:paragraph-properties fo:text-align="justify" style:justify-single-word="false"/>
      <style:text-properties officeooo:rsid="0004af80" officeooo:paragraph-rsid="0004af80"/>
    </style:style>
    <style:style style:name="P4" style:family="paragraph" style:parent-style-name="Standard">
      <style:text-properties officeooo:paragraph-rsid="0004af80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4af80" officeooo:paragraph-rsid="0004af80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4af80" officeooo:paragraph-rsid="0004af80"/>
    </style:style>
    <style:style style:name="P7" style:family="paragraph" style:parent-style-name="Standard">
      <style:paragraph-properties fo:text-align="justify" style:justify-single-word="false"/>
      <style:text-properties officeooo:rsid="0004af80" officeooo:paragraph-rsid="000ebd54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rlito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scale="100%" style:font-relief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8e2b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ackground-color="#dddddd"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uadro de texto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vidad <text:span text:style-name="T3">3</text:span> </text:h>
      <text:p text:style-name="P2"><text:span text:style-name="T2">Unidad 1</text:span>: Comprender la alfabetización mediática e informacional.</text:p>
      <text:p text:style-name="P2"><text:span text:style-name="T2">Tema</text:span>: Importancia de los medios y otros proveedores de información.</text:p>
      <text:p text:style-name="P2"><text:span text:style-name="T2">Propósito de la actividad</text:span>: Explorar el papel de los medios y otros proveedores de información tales como bibliotecas, archivos e Internet.</text:p>
      <text:p text:style-name="Title">Practica lo aprendido</text:p>
      <text:p text:style-name="P4"><text:tab/>Haga una inspección de algunas bibliotecas de colegios/universidades o bibliotecas <text:s/>públicas para encontrar libros y otros recursos disponibles que según su criterio <text:s/>provean información sobre democracia, sobre otros lugares del mundo, sobre distintas culturas o sobre la vida social y económica, etc.</text:p>
      <text:p text:style-name="P3"><text:tab/>Para estas bibliotecas inspeccionadas, consulte y responda las siguientes preguntas:</text:p>
      <text:p text:style-name="P5"/>
      <text:list xml:id="list2646041710" text:style-name="L1">
        <text:list-item>
          <text:p text:style-name="P6">¿Quién decide qué libros deben ser incluidos en la biblioteca y cuáles deben ser excluidos?</text:p>
        </text:list-item>
      </text:list>
      <text:p text:style-name="P7"><text:tab/><draw:control text:anchor-type="as-char" draw:z-index="0" draw:name="Forma1" draw:style-name="gr1" draw:text-style-name="P8" svg:width="14.512cm" svg:height="1.955cm" draw:control="control1"/></text:p>
      <text:list xml:id="list201743423788821" text:continue-numbering="true" text:style-name="L1">
        <text:list-item>
          <text:p text:style-name="P6">¿Quién decide que recursos y con qué nivel deben ser asignados a las bibliotecas?</text:p>
        </text:list-item>
      </text:list>
      <text:p text:style-name="P7"><text:tab/><draw:control text:anchor-type="as-char" draw:z-index="1" draw:name="Forma1" draw:style-name="gr1" draw:text-style-name="P8" svg:width="14.512cm" svg:height="1.955cm" draw:control="control2"/></text:p>
      <text:list xml:id="list201742545703021" text:continue-numbering="true" text:style-name="L1">
        <text:list-item>
          <text:p text:style-name="P6">¿Quién decide qué libros son más importantes que otros?</text:p>
        </text:list-item>
      </text:list>
      <text:p text:style-name="P7"><text:tab/><draw:control text:anchor-type="as-char" draw:z-index="2" draw:name="Forma1" draw:style-name="gr1" draw:text-style-name="P8" svg:width="14.512cm" svg:height="1.955cm" draw:control="control3"/></text:p>
      <text:list xml:id="list201743101368767" text:continue-numbering="true" text:style-name="L1">
        <text:list-item>
          <text:p text:style-name="P6">¿Las bibliotecas cumplen son sus propósitos?</text:p>
        </text:list-item>
      </text:list>
      <text:p text:style-name="P7"><text:tab/><draw:control text:anchor-type="as-char" draw:z-index="3" draw:name="Forma1" draw:style-name="gr1" draw:text-style-name="P8" svg:width="14.512cm" svg:height="1.955cm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 style:writing-mode="page"/>
      <style:text-properties style:font-name="Carlito" fo:font-family="Carlito" style:font-style-name="Regular" style:font-family-generic="swiss" style:font-pitch="variable" officeooo:rsid="0004af8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9:15:26.420818226</meta:creation-date>
    <dc:title>Modern</dc:title>
    <meta:generator>LibreOffice/6.0.4.2$Linux_X86_64 LibreOffice_project/00$Build-2</meta:generator>
    <meta:editing-duration>PT33M2S</meta:editing-duration>
    <meta:editing-cycles>10</meta:editing-cycles>
    <dc:date>2018-06-25T20:17:42.373528417</dc:date>
    <meta:document-statistic meta:table-count="0" meta:image-count="0" meta:object-count="0" meta:page-count="1" meta:paragraph-count="15" meta:word-count="144" meta:character-count="969" meta:non-whitespace-character-count="831"/>
  </office:meta>
</office:document-meta>
</file>